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083e"/>
    </style:style>
    <style:style style:name="P2" style:family="paragraph" style:parent-style-name="Standard">
      <style:text-properties style:text-position="0% 100%" officeooo:paragraph-rsid="0013083e"/>
    </style:style>
    <style:style style:name="P3" style:family="paragraph" style:parent-style-name="Standard">
      <style:text-properties style:text-position="0% 100%" fo:font-weight="bold" officeooo:paragraph-rsid="001461fc" style:font-weight-asian="bold" style:font-weight-complex="bold"/>
    </style:style>
    <style:style style:name="P4" style:family="paragraph" style:parent-style-name="Standard">
      <style:text-properties style:text-position="0% 100%" fo:font-weight="bold" officeooo:paragraph-rsid="0014d179" style:font-weight-asian="bold" style:font-weight-complex="bold"/>
    </style:style>
    <style:style style:name="P5" style:family="paragraph" style:parent-style-name="Standard">
      <style:text-properties fo:font-weight="bold" officeooo:paragraph-rsid="001461fc" style:font-weight-asian="bold" style:font-weight-complex="bold"/>
    </style:style>
    <style:style style:name="T1" style:family="text">
      <style:text-properties officeooo:rsid="0013083e"/>
    </style:style>
    <style:style style:name="T2" style:family="text">
      <style:text-properties style:text-position="sub 58%" officeooo:rsid="0013083e"/>
    </style:style>
    <style:style style:name="T3" style:family="text">
      <style:text-properties style:text-position="sub 58%" fo:font-weight="normal" officeooo:rsid="001461fc" style:font-weight-asian="normal" style:font-weight-complex="normal"/>
    </style:style>
    <style:style style:name="T4" style:family="text">
      <style:text-properties style:text-position="sub 58%" fo:font-weight="normal" officeooo:rsid="0014d179" style:font-weight-asian="normal" style:font-weight-complex="normal"/>
    </style:style>
    <style:style style:name="T5" style:family="text">
      <style:text-properties style:text-position="sub 58%" officeooo:rsid="001461fc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3083e"/>
    </style:style>
    <style:style style:name="T8" style:family="text">
      <style:text-properties style:text-position="0% 100%" officeooo:rsid="001461fc"/>
    </style:style>
    <style:style style:name="T9" style:family="text">
      <style:text-properties style:text-position="0% 100%" fo:font-weight="normal" officeooo:rsid="001461fc" style:font-weight-asian="normal" style:font-weight-complex="normal"/>
    </style:style>
    <style:style style:name="T10" style:family="text">
      <style:text-properties style:text-position="0% 100%" fo:font-weight="bold" officeooo:rsid="0013083e" style:font-weight-asian="bold" style:font-weight-complex="bold"/>
    </style:style>
    <style:style style:name="T11" style:family="text">
      <style:text-properties style:text-position="0% 100%" fo:font-weight="bold" officeooo:rsid="001461fc" style:font-weight-asian="bold" style:font-weight-complex="bold"/>
    </style:style>
    <style:style style:name="T12" style:family="text">
      <style:text-properties fo:font-weight="normal" officeooo:rsid="001461fc" style:font-weight-asian="normal" style:font-weight-complex="normal"/>
    </style:style>
    <style:style style:name="T13" style:family="text">
      <style:text-properties fo:font-weight="normal" officeooo:rsid="0014d17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f 300 mL of 0.5 mol/L naCl is mixed with 200mL of 1 mol/L Pb(NO</text:span><text:span text:style-name="T2">3</text:span><text:span text:style-name="T7">)</text:span><text:span text:style-name="T2">2...</text:span><text:span text:style-name="T7"> </text:span></text:p>
      <text:p text:style-name="P1"><text:span text:style-name="T7"/></text:p>
      <text:p text:style-name="P1"><text:span text:style-name="T10">a)</text:span><text:span text:style-name="T7"> How much precipiatate can be formed?</text:span></text:p>
      <text:p text:style-name="P1"><text:span text:style-name="T7"/></text:p>
      <text:p text:style-name="P1"><text:span text:style-name="T10">b)</text:span><text:span text:style-name="T7"> If I actually got 20g, what is the % yield?</text:span></text:p>
      <text:p text:style-name="P1"><text:span text:style-name="T7"/></text:p>
      <text:p text:style-name="P1"><text:span text:style-name="T11">a) </text:span><text:span text:style-name="T7">V = 300 mL = 0.300 L</text:span></text:p>
      <text:p text:style-name="P1"><text:span text:style-name="T7"/></text:p>
      <text:p text:style-name="P1"><text:span text:style-name="T7">C = 0.5 mol/L</text:span></text:p>
      <text:p text:style-name="P1"><text:span text:style-name="T7"/></text:p>
      <text:p text:style-name="P1"><text:span text:style-name="T7">2NaCl</text:span><text:span text:style-name="T2">(aq) </text:span><text:span text:style-name="T7">+ Pb(NO</text:span><text:span text:style-name="T2">3</text:span><text:span text:style-name="T7">)</text:span><text:span text:style-name="T2">(aq)</text:span><text:span text:style-name="T7"> --&gt; 2NaNO</text:span><text:span text:style-name="T2">3(aq)</text:span><text:span text:style-name="T7"> + PbCl</text:span><text:span text:style-name="T2">2(s)</text:span></text:p>
      <text:p text:style-name="P1"><text:span text:style-name="T7"/></text:p>
      <text:p text:style-name="P1"><text:span text:style-name="T7">n</text:span><text:span text:style-name="T2">NaCl</text:span><text:span text:style-name="T7"> = CV</text:span></text:p>
      <text:p text:style-name="P1"><text:span text:style-name="T7">n</text:span><text:span text:style-name="T2">NaCl</text:span><text:span text:style-name="T7"> = (0.5 mol/L)(0.3 L)</text:span></text:p>
      <text:p text:style-name="P1"><text:span text:style-name="T7">n</text:span><text:span text:style-name="T2">NaCl</text:span><text:span text:style-name="T7"> = 0.15 mol</text:span></text:p>
      <text:p text:style-name="P1"><text:span text:style-name="T7"/></text:p>
      <text:p text:style-name="P2"><text:span text:style-name="T1">n</text:span><text:span text:style-name="T2">ratio </text:span><text:span text:style-name="T1">= 0.15 mol / 2</text:span></text:p>
      <text:p text:style-name="P2"><text:span text:style-name="T1">n</text:span><text:span text:style-name="T2">ratio </text:span><text:span text:style-name="T1">= 0.075 mol</text:span></text:p>
      <text:p text:style-name="P1"><text:span text:style-name="T7"/></text:p>
      <text:p text:style-name="P1"><text:span text:style-name="T7">n</text:span><text:span text:style-name="T2">Pb(NO3)2</text:span><text:span text:style-name="T7"> = CV</text:span></text:p>
      <text:p text:style-name="P1"><text:span text:style-name="T7">n</text:span><text:span text:style-name="T2">Pb(NO3)2</text:span><text:span text:style-name="T7"> = (1 mol/L)(0.2 L)</text:span></text:p>
      <text:p text:style-name="P1"><text:span text:style-name="T7">n</text:span><text:span text:style-name="T2">Pb(NO3)2</text:span><text:span text:style-name="T7"> = 0.2 mol</text:span></text:p>
      <text:p text:style-name="P1"><text:span text:style-name="T7"/></text:p>
      <text:p text:style-name="P1"><text:span text:style-name="T7">n</text:span><text:span text:style-name="T2">ratio</text:span><text:span text:style-name="T7"> = 0.2 mol / 1</text:span></text:p>
      <text:p text:style-name="P1"><text:span text:style-name="T7"/></text:p>
      <text:p text:style-name="P1"><text:span text:style-name="T7">0.075 mol &lt; 0.2 mol</text:span></text:p>
      <text:p text:style-name="P1"><text:span text:style-name="T7"/></text:p>
      <text:p text:style-name="P1"><text:span text:style-name="T7">LR = NaCl</text:span><text:span text:style-name="T2">(aq)</text:span><text:span text:style-name="T7">.</text:span></text:p>
      <text:p text:style-name="P1"><text:span text:style-name="T7"/></text:p>
      <text:p text:style-name="P1"><text:span text:style-name="T7">n</text:span><text:span text:style-name="T2">PbCl2(s)</text:span><text:span text:style-name="T7"> = (0.075 mol)(1)</text:span></text:p>
      <text:p text:style-name="P1"><text:span text:style-name="T7"><text:tab/>= (0.075 mol)</text:span></text:p>
      <text:p text:style-name="P1"><text:span text:style-name="T7"/></text:p>
      <text:p text:style-name="P1"><text:span text:style-name="T7">m = nM</text:span></text:p>
      <text:p text:style-name="P1"><text:span text:style-name="T7">m = (0.075 mol)(278 g/mol)</text:span></text:p>
      <text:p text:style-name="P1"><text:span text:style-name="T7">m = 20.85 g</text:span></text:p>
      <text:p text:style-name="P1"><text:span text:style-name="T7"/></text:p>
      <text:p text:style-name="P5"><text:span text:style-name="T8">b) (</text:span><text:span text:style-name="T9">20 g / 20.85 g) x 100% = 95.9%</text:span></text:p>
      <text:p text:style-name="P5"><text:span text:style-name="T9"/></text:p>
      <text:p text:style-name="P5"><text:span text:style-name="T8">Ex. B</text:span></text:p>
      <text:p text:style-name="P5"><text:span text:style-name="T8"/></text:p>
      <text:p text:style-name="P5"><text:span text:style-name="T8">450 mL </text:span><text:span text:style-name="T9">of </text:span><text:span text:style-name="T8">2 mol/L</text:span><text:span text:style-name="T9"> </text:span><text:span text:style-name="T8">Na</text:span><text:span text:style-name="T5">2</text:span><text:span text:style-name="T8">CO</text:span><text:span text:style-name="T5">3</text:span><text:span text:style-name="T9"> reacts with </text:span><text:span text:style-name="T8">300 mL</text:span><text:span text:style-name="T9"> of </text:span><text:span text:style-name="T8">0.6 mol/L</text:span><text:span text:style-name="T9"> </text:span><text:span text:style-name="T8">Mg(NO</text:span><text:span text:style-name="T5">3</text:span><text:span text:style-name="T8">)</text:span><text:span text:style-name="T5">2</text:span><text:span text:style-name="T9">. How much precipiate is formed?</text:span></text:p>
      <text:p text:style-name="P5"><text:span text:style-name="T9"/></text:p>
      <text:p text:style-name="P5"><text:span text:style-name="T9">V</text:span><text:span text:style-name="T3">NaCO2</text:span><text:span text:style-name="T9"> = 450 mL = 0.450 L</text:span></text:p>
      <text:p text:style-name="P5"><text:span text:style-name="T9">C</text:span><text:span text:style-name="T3">na2CO3</text:span><text:span text:style-name="T9"> = 2 mol/L</text:span></text:p>
      <text:p text:style-name="P5"><text:span text:style-name="T9"/></text:p>
      <text:p text:style-name="P5"><text:span text:style-name="T9">V</text:span><text:span text:style-name="T3">mg(NO3)2</text:span><text:span text:style-name="T9"> = 300 mL = 0.300 L</text:span></text:p>
      <text:p text:style-name="P5"><text:span text:style-name="T9">C</text:span><text:span text:style-name="T3">mg(NO3)2</text:span><text:span text:style-name="T9"> = 0.6 mol/L</text:span></text:p>
      <text:p text:style-name="P5"><text:span text:style-name="T9"/></text:p>
      <text:p text:style-name="P5"><text:soft-page-break/><text:span text:style-name="T9">Na</text:span><text:span text:style-name="T3">2</text:span><text:span text:style-name="T9">CO</text:span><text:span text:style-name="T3">3(aq)</text:span><text:span text:style-name="T9"> + Mg(NO</text:span><text:span text:style-name="T3">3</text:span><text:span text:style-name="T9">)</text:span><text:span text:style-name="T3">2(aq)</text:span><text:span text:style-name="T9"> ---&gt; 2Na(NO</text:span><text:span text:style-name="T3">3</text:span><text:span text:style-name="T9">)</text:span><text:span text:style-name="T3">(aq)</text:span><text:span text:style-name="T9"> + Mg(CO</text:span><text:span text:style-name="T3">3</text:span><text:span text:style-name="T9">)</text:span><text:span text:style-name="T3">(s)</text:span></text:p>
      <text:p text:style-name="P5"><text:span text:style-name="T3"/></text:p>
      <text:p text:style-name="P3"><text:span text:style-name="T12">n</text:span><text:span text:style-name="T3">Na2CO3</text:span><text:span text:style-name="T12"> = Cv</text:span></text:p>
      <text:p text:style-name="P3"><text:span text:style-name="T12">n</text:span><text:span text:style-name="T3">Na2CO3</text:span><text:span text:style-name="T12"> = (0.450 L)(2 mol/L)</text:span></text:p>
      <text:p text:style-name="P3"><text:span text:style-name="T12"><text:tab/>= 0.900 mol</text:span></text:p>
      <text:p text:style-name="P3"><text:span text:style-name="T12"/></text:p>
      <text:p text:style-name="P3"><text:span text:style-name="T12">n</text:span><text:span text:style-name="T3">Mg(NO3)2</text:span><text:span text:style-name="T12"> = (0.300 L)(0.6 mol/L)</text:span></text:p>
      <text:p text:style-name="P3"><text:span text:style-name="T12">n</text:span><text:span text:style-name="T3">Mg(NO3)2</text:span><text:span text:style-name="T12"> = 0.18 mol</text:span></text:p>
      <text:p text:style-name="P5"><text:span text:style-name="T3"/></text:p>
      <text:p text:style-name="P3"><text:span text:style-name="T12">0.18 mol &lt; 0.900 mol</text:span></text:p>
      <text:p text:style-name="P3"><text:span text:style-name="T12"/></text:p>
      <text:p text:style-name="P3"><text:span text:style-name="T12">LR = Na</text:span><text:span text:style-name="T3">2</text:span><text:span text:style-name="T12">CO</text:span><text:span text:style-name="T3">3(aq)</text:span></text:p>
      <text:p text:style-name="P3"><text:span text:style-name="T13"/></text:p>
      <text:p text:style-name="P4"><text:span text:style-name="T13">m = nM</text:span></text:p>
      <text:p text:style-name="P4"><text:span text:style-name="T13">m</text:span><text:span text:style-name="T4">Mg(CO3)(s)</text:span><text:span text:style-name="T13"> = (0.18 mol)(84.31 g/mol)</text:span></text:p>
      <text:p text:style-name="P4"><text:span text:style-name="T13">m</text:span><text:span text:style-name="T4">Mg(CO3)(s)</text:span><text:span text:style-name="T13"> = 15.18 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3-05-08T11:58:27</meta:creation-date>
    <dc:date>2013-05-08T12:34:34</dc:date>
    <dc:creator>Jack McCracken</dc:creator>
    <meta:editing-duration>PT21M42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2" meta:paragraph-count="40" meta:word-count="221" meta:character-count="1015" meta:non-whitespace-character-count="833"/>
  </office:meta>
</office:document-meta>
</file>